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OS DESAPONTAMENTOS DA VIDA</text:p>
      <text:p text:style-name="Author">LAURA ANNA BARTNER SNOW</text:p>
      <text:p text:style-name="Date">2017-07-21T17:00:00+09:00</text:p>
      <text:h text:style-name="Heading_20_1" text:outline-level="1">OS DESAPONTAMENTOS DA VIDA</text:h>
      <text:p text:style-name="First_20_paragraph">Os desapontamentos da vida são, na realidade, apenas determinações do Meu amor. Tenho hoje uma mensagem para ti, Meu filho. Vou segredá-la suavemente ao teu ouvido, a fim de que as nuvens anunciadoras da tempestade, quando aparecerem, sejam douradas de glória, e para que Os espinhos que porventura cerquem o teu caminho, sejam afastados. A mensagem é curta - uma simples frase, mas deixe que entre no fundo do teu coração e que seja para ti como que uma almofada onde possas descansar a tua cabeça fatigada. "FUI EU QUE FIZ ISTO".</text:p>
      <text:p text:style-name="Text_20_body">Nunca pensaste que tudo o que te diz respeito, Me diz respeito a Mim também? "Porque aquele que tocar em vós toca a menina do seu olho" (<text:a xlink:type="simple" xlink:href="http://bibliaonline.com.br/acf/zc/2/8" office:name=""><text:span text:style-name="Definition">Zc 2:8</text:span></text:a>). Tu és precioso para Mim, e é por isso que Me interesso especialmente no teu crescimento espiritual. Quando a tentação te assalta e o inimigo “vem como uma inundação”, gostaria que soubesses que “ISTO VEM DE MIM”. Eu sou o Deus das circunstâncias. Não foste colocado onde estás por acaso, mas porque é o lugar que Eu escolhi para ti. Não pediste para ser humilde? Pois saiba que o lugar onde estás é o único onde podes aprender bem esta lição. É por meio de tudo quanto te rodeia, e até dos que te cercam, que a Minha vontade se cumprirá em ti.</text:p>
      <text:p text:style-name="Text_20_body">Tens dificuldades monetárias? Custa-te viveres com o que Eu te dou? "FUI EU QUE FIZ ISTO", porque Eu possuo todas as coisas. Quero que recebas tudo e que dependas somente de Mim. As Minhas riquezas são ilimitadas (<text:a xlink:type="simple" xlink:href="http://bibliaonline.com.br/acf/fp/4/19" office:name=""><text:span text:style-name="Definition">Fp 4:19</text:span></text:a>). Prova-Me para que não se diga a teu respeito “contudo, não creu no Senhor seu Deus” (<text:a xlink:type="simple" xlink:href="http://bibliaonline.com.br/acf/2rs/17/14" office:name=""><text:span text:style-name="Definition">2 Rs 17:14</text:span></text:a>)</text:p>
      <text:p text:style-name="Text_20_body">Estás passando pela noite escura da aflição? "FUI EU QUE FIZ ISTO". Eu sou o Homem de dores e experimentado em trabalhos. Deixei-te sem qualquer auxílio humano para que, voltando-te para Mim, encontres consolação eterna (<text:a xlink:type="simple" xlink:href="http://bibliaonline.com.br/acf/2ts/2/16-17" office:name=""><text:span text:style-name="Definition">2 Ts 2:16-17</text:span></text:a>).</text:p>
      <text:p text:style-name="Text_20_body">Estás desiludido com algum amigo a quem talvez abriste o coração? "FUI EU QUE FIZ ISTO". Permiti esse desapontamento para que pudesse aprender que Eu, Jesus, Sou o melhor Amigo. Eu te livro de cair, combato as tuas lutas. Sim, Eu Sou o teu melhor Amigo. Eu anseio por ser seu confidente.</text:p>
      <text:p text:style-name="Text_20_body">Alguém disse coisas falsas a teu respeito? Não te ires; vem para mais perto de Mim, debaixo das Minhas asas, longe de qualquer troca de palavras, porque: "Eu farei sobressair a tua justiça como a luz e o teu juízo como o meio-dia" (<text:a xlink:type="simple" xlink:href="http://bibliaonline.com.br/acf/sl/37/6" office:name=""><text:span text:style-name="Definition">Sl 37:6</text:span></text:a>).</text:p>
      <text:p text:style-name="Text_20_body">Onde estão Os teus planos? Sentes-te esmagado e abatido? "FUI EU QUE FIZ ISTO". Não foste tu que fizeste Os teus planos, e depois Me pediste para Os abençoar? Quero Eu fazer Os seus planos. Eu tomarei toda a responsabilidade, porque é pesada demais para ti; não Os poderias cumprir sozinho (<text:a xlink:type="simple" xlink:href="http://bibliaonline.com.br/acf/ex/18/18" office:name=""><text:span text:style-name="Definition">Êx 18:18</text:span></text:a>).</text:p>
      <text:p text:style-name="Text_20_body">Já desejaste alguma vez fazer qualquer coisa de grande importância por Mim? E, em vez disto, foste posto de lado, talvez num leito de dor e sofrimento? "FUI EU QUE FIZ ISTO". Não podia prender a tua atenção doutra forma, enquanto estavas tão ativo. Desejo ensinar-te algumas das Minhas lições mais profundas. São somente aqueles que aprenderam a esperar pacientemente que Me podem servir. Os Meus melhores trabalhadores são, às vezes, aqueles que estão fora do serviço ativo, para poderem assim aprender a manejar melhor a arma que se chama oração.</text:p>
      <text:p text:style-name="Text_20_body">Foste chamado de repente a ocupar uma posição difícil, cheia de responsabilidade? Vai; conta Comigo! Eu é que te dou esta posição, cheia de dificuldade, pela razão de que "O Senhor teu Deus, te abençoará em tudo quanto fizeres" (<text:a xlink:type="simple" xlink:href="http://bibliaonline.com.br/acf/dt/15/18" office:name=""><text:span text:style-name="Definition">Dt 15:18</text:span></text:a>).</text:p>
      <text:p text:style-name="Text_20_body">Ponho hoje nas tuas mãos o vaso de óleo santo. Tira tudo quanto quiseres, Meu filho, para que todas as circunstâncias que possam levantar-se diante de ti, cada palavra que te magoe, qualquer coisa que prove a tua paciência, cada manifestação da tua fraqueza, seja ungida com este óleo santo.</text:p>
      <text:p text:style-name="Text_20_body">Lembra-te que interrupções são instruções divinas. A dor que sofreres será conforme a medida em que Me vires em todas as coisas. Portanto, aplicai o vosso coração a todas as palavras que hoje testifico entre vós … "pois são a vossa vida" (<text:a xlink:type="simple" xlink:href="http://bibliaonline.com.br/acf/dt/32/46,47" office:name=""><text:span text:style-name="Definition">Dt 32:46-47</text:span></text:a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S DESAPONTAMENTOS DA VIDA</dc:title>
  </office:meta>
</office:document-meta>
</file>